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1.6396in" fo:margin-right="1.0979in" table:align="margins"/>
    </style:style>
    <style:style style:name="Table1.A" style:family="table-column">
      <style:table-column-properties style:column-width="4.1875in" style:rel-column-width="65535*"/>
    </style:style>
    <style:style style:name="Table1.A1" style:family="table-cell">
      <style:table-cell-properties fo:padding="0.0382in" fo:border="0.0007in solid #000000"/>
    </style:style>
    <style:style style:name="Table2" style:family="table">
      <style:table-properties style:width="4.7563in" fo:margin-left="1.6396in" fo:margin-right="0.5292in" table:align="margins"/>
    </style:style>
    <style:style style:name="Table2.A" style:family="table-column">
      <style:table-column-properties style:column-width="4.7563in" style:rel-column-width="65535*"/>
    </style:style>
    <style:style style:name="Table2.A1" style:family="table-cell">
      <style:table-cell-properties fo:padding="0.0382in" fo:border="0.0007in solid #000000"/>
    </style:style>
    <style:style style:name="Table3" style:family="table">
      <style:table-properties style:width="4.7563in" fo:margin-left="1.6396in" fo:margin-right="0.5292in" table:align="margins"/>
    </style:style>
    <style:style style:name="Table3.A" style:family="table-column">
      <style:table-column-properties style:column-width="4.7563in" style:rel-column-width="65535*"/>
    </style:style>
    <style:style style:name="Table3.A1" style:family="table-cell">
      <style:table-cell-properties fo:padding="0.0382in" fo:border="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text-properties style:font-name="Verdana" fo:font-size="26pt" style:font-size-asian="26pt" style:font-size-complex="26pt"/>
    </style:style>
    <style:style style:name="P4" style:family="paragraph" style:parent-style-name="Standard">
      <style:text-properties style:font-name="Verdana"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1"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6"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7"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18" style:family="paragraph" style:parent-style-name="Table_20_Contents">
      <style:paragraph-properties fo:margin-left="0in" fo:margin-right="0in" fo:text-indent="0in" style:auto-text-indent="false"/>
    </style:style>
    <style:style style:name="P19"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0"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21"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2" style:family="paragraph" style:parent-style-name="Table_20_Contents">
      <style:text-properties style:font-name="Verdana" fo:font-size="10pt" style:font-size-asian="10pt" style:font-size-complex="10pt"/>
    </style:style>
    <style:style style:name="P23" style:family="paragraph" style:parent-style-name="Text_20_body">
      <style:text-properties style:font-name="Verdana" fo:font-size="12pt" fo:font-weight="normal" style:font-size-asian="12pt" style:font-weight-asian="normal" style:font-size-complex="12pt" style:font-weight-complex="normal"/>
    </style:style>
    <style:style style:name="P24"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25"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6" style:family="paragraph" style:parent-style-name="Standard">
      <style:paragraph-properties fo:margin-left="0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27" style:family="paragraph" style:parent-style-name="Table_20_Contents">
      <style:text-properties style:font-name="Verdana" fo:font-size="12pt" style:font-size-asian="12pt" style:font-size-complex="12pt"/>
    </style:style>
    <style:style style:name="P28" style:family="paragraph" style:parent-style-name="Heading_20_1">
      <style:text-properties style:font-name="Verdana" fo:font-size="14pt" fo:font-weight="bold" style:font-size-asian="14pt" style:font-weight-asian="bold" style:font-size-complex="14pt" style:font-weight-complex="bold"/>
    </style:style>
    <style:style style:name="P29" style:family="paragraph" style:parent-style-name="Heading_20_1">
      <style:text-properties fo:font-size="14pt" fo:font-weight="bold" style:font-size-asian="14pt" style:font-weight-asian="bold" style:font-size-complex="14pt" style:font-weight-complex="bold"/>
    </style:style>
    <style:style style:name="P30" style:family="paragraph" style:parent-style-name="Heading_20_2">
      <style:text-properties style:font-name="Verdana"/>
    </style:style>
    <style:style style:name="P31"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32"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3" style:family="paragraph" style:parent-style-name="Text_20_body" style:list-style-name="L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 User Guide</text:p>
      <text:p text:style-name="P1"/>
      <text:h text:style-name="P30" text:outline-level="2">1.0 Overview<text:line-break/></text:h>
      <text:p text:style-name="P2">CART (Complete Automated Regression Tester) is an independent project from VCCK. CART is used to test VCCK.</text:p>
      <text:p text:style-name="P2"><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2"/>
      <text:p text:style-name="P2"><text:tab/><text:tab/><text:tab/>cp /home/victor/cart/cart.py /home/victor/vcck/</text:p>
      <text:p text:style-name="P4"/>
      <text:h text:style-name="P28" text:outline-level="1">2.0 How it works</text:h>
      <text:p text:style-name="P23"><text:line-break/>VCCK can be invoked and executed in two modes:</text:p>
      <text:list xml:id="list3473899059324805545" text:style-name="L1">
        <text:list-item>
          <text:p text:style-name="P31">Mode 1 : NOT running under CART</text:p>
        </text:list-item>
        <text:list-item>
          <text:p text:style-name="P31">Mode 2: running under CART.</text:p>
        </text:list-item>
      </text:list>
      <text:p text:style-name="P23"/>
      <text:p text:style-name="P23">In Mode 1, you run vcck.py by just calling it as:</text:p>
      <text:p text:style-name="P23"/>
      <text:p text:style-name="P24">cd vcck</text:p>
      <text:p text:style-name="P24">cd ./vcck.py</text:p>
      <text:p text:style-name="P24"/>
      <text:p text:style-name="P21">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p>
      <text:p text:style-name="P21">For a given version of VCCK, say version 1.000, you create a configuration file.</text:p>
      <text:p text:style-name="P21">As an example, for version 1.000, you would create a file in...</text:p>
      <text:p text:style-name="P21"/>
      <text:p text:style-name="P21"><text:soft-page-break/></text:p>
      <text:p text:style-name="P12">./testpackages/v1.000.conf</text:p>
      <text:p text:style-name="P12"/>
      <text:p text:style-name="P21">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p>
      <text:p text:style-name="P21"/>
      <text:p text:style-name="P21">./conversation-history/</text:p>
      <text:p text:style-name="P21">./sessions/</text:p>
      <text:p text:style-name="P21">./tls_csv/</text:p>
      <text:p text:style-name="P21">./interpretations/</text:p>
      <text:p text:style-name="P21">./compiled-classes/</text:p>
      <text:p text:style-name="P21"/>
      <text:p text:style-name="P21">So that, if you test the processing of input string 'x' a year ago, with specific compiled-classes and conversation-history, you know that every time you run it in the future, it will run under the same circumstances ('state' – files in the above directories).</text:p>
      <text:p text:style-name="P21"/>
      <text:p text:style-name="P21">So, if you run CART for say v1.000, CART will decompress the files in </text:p>
      <text:p text:style-name="P21"/>
      <text:p text:style-name="P21"><text:tab/><text:tab/><text:tab/>testpackages/files/v1.000/</text:p>
      <text:p text:style-name="P21"/>
      <text:p text:style-name="P21">and run each input listed in <text:s/>testpackages/v1.000.conf.</text:p>
      <text:p text:style-name="P21"/>
      <text:p text:style-name="P21">There are 2 modes you run CART in...</text:p>
      <text:p text:style-name="P21"/>
      <text:list xml:id="list6905950002016498870" text:style-name="L2">
        <text:list-item>
          <text:p text:style-name="P33"><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3"><text:span text:style-name="T4">Mode 2 : 'test' mode. <text:s/>In mode 1 your expected results file was created. <text:s/>In Mode 2, let's say you have just coded version 2.000. <text:s/>Well, before you even </text:span><text:soft-page-break/><text:span text:style-name="T4">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5">/home/victor/vcck/results_cart_tests <text:s/><text:line-break/></text:span><text:span text:style-name="T4">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5">/home/victor/vcck/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vcck/results_cart_tests <text:line-break/></text:span><text:span text:style-name="T4">any mismatch at all in contents results in 'regression test failed' ! Error message appearing on screen.</text:span></text:p>
          <text:p text:style-name="P32"><text:s/></text:p>
        </text:list-item>
      </text:list>
      <text:h text:style-name="P28" text:outline-level="1">3.0 Example of using cart for version 1.000 and 2.000 of VCCK</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able:table table:name="Table1" table:style-name="Table1">
        <table:table-column table:style-name="Table1.A"/>
        <table:table-row>
          <table:table-cell table:style-name="Table1.A1" office:value-type="string">
            <text:p text:style-name="P22"># CART test package file for version 1.000.</text:p>
            <text:p text:style-name="P22">areas = red, green, blue</text:p>
            <text:p text:style-name="P22"/>
            <text:p text:style-name="P22">[state.1.tar.gz]</text:p>
            <text:p text:style-name="P22"/>
            <text:p text:style-name="P22">“input A”</text:p>
            <text:p text:style-name="P22">“input B”<text:line-break/></text:p>
            <text:p text:style-name="P22">[state.2.tar.gz]</text:p>
            <text:p text:style-name="P22"/>
            <text:p text:style-name="P22">“my line X”</text:p>
            <text:p text:style-name="P22">“my line Y”</text:p>
            <text:p text:style-name="P22"/>
            <text:p text:style-name="P22">[state.3.tar.gz]</text:p>
            <text:p text:style-name="P22"/>
            <text:p text:style-name="P22">"my line A”</text:p>
            <text:p text:style-name="P22">“my line B”</text:p>
          </table:table-cell>
        </table:table-row>
      </table:table>
      <text:p text:style-name="P13"><text:s text:c="27"/></text:p>
      <text:p text:style-name="P7">After creating all your 'state' files/folders (any state files that VCCK depends on, example, ./conversation-history/, <text:s/>./sessions/, <text:s/><text:soft-page-break/>./tls_csv/, <text:s/>./interpretations/ and ./compiled-classes/) you would figure out the inputs for vcck to process while it is in that 'directory state'. <text:s/>If all tests pass, then create a tar.gz file for all those state files, and call it (in this example, "state.1.tar.gz").</text:p>
      <text:p text:style-name="P7"/>
      <text:p text:style-name="P7">So state.1.tar.gz will contains all 'state' files/folders (./interpretations/* ,etc).</text:p>
      <text:p text:style-name="P7"/>
      <text:p text:style-name="P7">Then put that file (state.1.tar.gz ) in <text:s/>./testpackages/files/v1.000/ directory.</text:p>
      <text:p text:style-name="P7"/>
      <text:p text:style-name="P7">Now, CART (in this example) will have VCCK process the LUI, for each input (in this example (“input A” <text:s/>and “input B”).</text:p>
      <text:p text:style-name="P7"/>
      <text:p text:style-name="P7">VCCK's output (from '<text:span text:style-name="T3">cartlog</text:span>()' output, discussed later), will be produced in <text:span text:style-name="T3">results_cart_tests</text:span> (and, if in '<text:span text:style-name="T3">create</text:span>' mode, <text:s/>./cart/testpackages/files/v1.000/v1.000.tar.gz).</text:p>
      <text:p text:style-name="P7"/>
      <text:p text:style-name="P7">If all tests pass, <text:s/>testpackages/files/v1.000/v1.000.tar.gz will not ever change (and it will be used to compare to, years in future). <text:s text:c="2"/>So we ran in 'create' mode and that tar.gz file was created, say it's the year 2020.</text:p>
      <text:p text:style-name="P7"/>
      <text:p text:style-name="P7">To have <text:s/>testpackages/files/v1.000/v1.000.tar.gz created, run this...</text:p>
      <text:p text:style-name="P9"><text:line-break/> <text:s text:c="19"/>./cart.py v1.000 create</text:p>
      <text:p text:style-name="P9"/>
      <text:p text:style-name="P7">after running that, testpackages/files/v1.000/v1.000.tar.gz <text:s/>is created.</text:p>
      <text:p text:style-name="P7"/>
      <text:p text:style-name="P7">Now, years later, say you're on version 15.0 of VCCK. <text:s/>Well, we want to re-test all previous versions (under the exact same directory state as we did years ago).</text:p>
      <text:p text:style-name="P7"/>
      <text:p text:style-name="P7">Now, we run CART not in 'create' mode, but 'test' mode.</text:p>
      <text:p text:style-name="P7">In '<text:span text:style-name="T3">test</text:span>' mode ./testpackages/files/v1.000/v1.000.tar.gz is <text:span text:style-name="T3">NOT</text:span> created, but it is assumed to already exist (and CART will error out if it does not exist).</text:p>
      <text:p text:style-name="P7"/>
      <text:p text:style-name="P7">In <text:span text:style-name="T3">test</text:span> mode, CART will run VCCK and the output (“now” - say we are in the year 2035). <text:s/>Now, the output from VCCK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7">Any differences result in 'regression test ' failed ! Message appearing.<text:line-break/><text:soft-page-break/><text:line-break/>The command to do this is...</text:p>
      <text:p text:style-name="P7"/>
      <text:p text:style-name="P7"><text:s text:c="23"/><text:span text:style-name="T3">./cart.py v1.000 test</text:span></text:p>
      <text:p text:style-name="P7"/>
      <text:p text:style-name="P7">so when CART is run as in the above, it does <text:span text:style-name="T3">**NOT** </text:span>create the </text:p>
      <text:p text:style-name="P13"><text:s text:c="2"/>testpackages/files/v1.000/v1.000.tar.gz file, but instead just compares the output (that VCCK produced) in results_cart_tests with the results that are stored in the tar.gz file (from 15 years ago, ), in testpackages/files/v1.000/v1.000.tar.gz. </text:p>
      <text:p text:style-name="P7"/>
      <text:p text:style-name="P7"/>
      <text:p text:style-name="P13">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13"/>
      <text:p text:style-name="P13">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13">If the two compare perfectly, then regression test pass, if they differ at all even in slightest way, regression test is reported as failing.</text:p>
      <text:p text:style-name="P7"/>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0"/>
      <text:p text:style-name="P15">Looking at the configuration file again, (for a specific version –one *.conf file per version).</text:p>
      <text:p text:style-name="P22"/>
      <text:p text:style-name="P22">[state.1.tar.gz]</text:p>
      <text:p text:style-name="P22"/>
      <text:p text:style-name="P22">“input A”</text:p>
      <text:p text:style-name="P22">“input B”<text:line-break/></text:p>
      <text:p text:style-name="P22">[state.2.tar.gz]</text:p>
      <text:p text:style-name="P22"/>
      <text:p text:style-name="P22">“my line X”</text:p>
      <text:p text:style-name="P22">“my line Y”</text:p>
      <text:p text:style-name="P11"/>
      <text:p text:style-name="P19">This tells CART.... (IF run with “./cart.py <text:s/>v1.000 create')....<text:line-break/></text:p>
      <text:p text:style-name="P19">1. Decompress the tar.gz in /home/victor/vcck/testpackages/files/v1.000/state.1.tar.gz into the root of ./vcck directory.</text:p>
      <text:p text:style-name="P19"/>
      <text:p text:style-name="P19"><text:soft-page-break/>2. then, have VCCK execute the inputs <text:line-break/><text:line-break/>“input A” <text:s/>and then “input B” <text:s/>(set “lui” variable to each one of those, one at a time).</text:p>
      <text:p text:style-name="P19"/>
      <text:p text:style-name="P19">Then vcck.py calls “cartlog()” to report testing output (which ends up in results_cart_tests).</text:p>
      <text:p text:style-name="P18"/>
      <text:p text:style-name="P18">Then, CART cleans up the directory (gets rid of all files from decompressing <text:s/><text:span text:style-name="T6">state.1.tar.gz.</text:span></text:p>
      <text:p text:style-name="P20"/>
      <text:p text:style-name="P18"><text:span text:style-name="T6">Then CART decompresses <text:s/>state.2.tar.gz, and then directs VCCK to process the “last user input” (lui) values of... <text:s/>“my line X” </text:span><text:span text:style-name="T7">and “my line Y”</text:span></text:p>
      <text:p text:style-name="P7"/>
      <text:p text:style-name="P13">again, output going into <text:s/><text:span text:style-name="T9">results_cart_tests. <text:s/>(output goes into <text:s/>results_cart_tests when vcck.py calls cartlog() – discussed below.</text:span></text:p>
      <text:p text:style-name="P16"/>
      <text:p text:style-name="P16"/>
      <text:p text:style-name="P13"><text:span text:style-name="T9">Question --- How does output from VCCK make it into </text:span><text:span text:style-name="T10">results_cart_tests</text:span><text:span text:style-name="T9"> ? <text:s/>(and, IF in '</text:span><text:span text:style-name="T10">create</text:span><text:span text:style-name="T9">' mode, into <text:s/></text:span>v1.000.tar.gz)?</text:p>
      <text:p text:style-name="P16"/>
      <text:p text:style-name="P16">Answer – by VCCK calling <text:s/>cartlog()</text:p>
      <text:p text:style-name="P16"/>
      <text:p text:style-name="P16">OK, so , how does VCCK call cartlog() ?</text:p>
      <text:p text:style-name="P16"/>
      <text:p text:style-name="P16">Question --- what is cartlog() for ?</text:p>
      <text:p text:style-name="P16">Cartlog() --- is the means for VCCK to report the test output.</text:p>
      <text:p text:style-name="P16"/>
      <text:p text:style-name="P16">Question – how to call cartlog() ? <text:s text:c="2"/>(areas-- what is that?)</text:p>
      <text:p text:style-name="P16"/>
      <text:p text:style-name="P17">** NO actual executable Python code for CART testing is ever actually put into vcck.py.</text:p>
      <text:p text:style-name="P17"/>
      <text:p text:style-name="P16">The only thing that is done is insertions of comments into vcck.py.</text:p>
      <text:p text:style-name="P16">Example...</text:p>
      <text:p text:style-name="P16"/>
      <text:p text:style-name="P16"><text:s text:c="28"/>#CART_INCLUDE_v1.000_file1.py</text:p>
      <text:p text:style-name="P16"/>
      <text:p text:style-name="P16">if you have that comment in your vcck.py source code, it would cause CART to (as part of its creation of a temporary version of vcck.py)... to...</text:p>
      <text:p text:style-name="P16"/>
      <text:p text:style-name="P16">look into ( IF <text:s/>you were running for version 1.000)...<text:line-break/><text:line-break/>look into... <text:s/>testpackages/files/v1.000 <text:s/>to find a file “file1.py”.</text:p>
      <text:p text:style-name="P16"/>
      <text:p text:style-name="P16">The above comment line would be replaced with all the lines in testpackages/files/v1.000/file1.py.</text:p>
      <text:p text:style-name="P16"/>
      <text:p text:style-name="P16">This is very clean – because the only change made to your actual VCCK source code is the addition of Python comments !!!</text:p>
      <text:p text:style-name="P16"/>
      <text:p text:style-name="P16">If you were testing another version, say v2.500, and you wanted to include testing file 'myfile.py', then you would create </text:p>
      <text:p text:style-name="P16"/>
      <text:p text:style-name="P16"><text:s text:c="21"/>testpackages/files/v2.500/myfile.py</text:p>
      <text:p text:style-name="P16"/>
      <text:p text:style-name="P16">then, at the appropriate place inside vcck.py, have a comment....</text:p>
      <text:p text:style-name="P16"/>
      <text:p text:style-name="P16"><text:s text:c="28"/>#CART_INCLUDE_v2.500_myfile.py</text:p>
      <text:p text:style-name="P16"><text:soft-page-break/></text:p>
      <text:p text:style-name="P16"/>
      <text:p text:style-name="P13"><text:span text:style-name="T9">then, ONLY </text:span><text:span text:style-name="T11">IF </text:span><text:span text:style-name="T9">you ran CART with...</text:span></text:p>
      <text:p text:style-name="P16"/>
      <text:p text:style-name="P16"><text:s text:c="24"/>./cart.py <text:s text:c="2"/>v2.500 <text:s/>create</text:p>
      <text:p text:style-name="P16"/>
      <text:p text:style-name="P16">then and only then would the comment line </text:p>
      <text:p text:style-name="P16"/>
      <text:p text:style-name="P16"><text:s text:c="13"/>#CART_INCLUDE_v2.500_myfile.py</text:p>
      <text:p text:style-name="P16"/>
      <text:p text:style-name="P16">be replaced with all lines from </text:p>
      <text:p text:style-name="P16"/>
      <text:p text:style-name="P16"><text:s text:c="10"/>testpackages/files/v2.500/myfile.py</text:p>
      <text:p text:style-name="P16"/>
      <text:p text:style-name="P13"><text:span text:style-name="T9">if you ran for another version (example <text:s/>“</text:span><text:span text:style-name="T10">./cart.py v3.500 create</text:span><text:span text:style-name="T9">”), then it would leave the comment line <text:s/></text:span></text:p>
      <text:p text:style-name="P16"/>
      <text:p text:style-name="P16"><text:s text:c="11"/>#CART_INCLUDE_v2.500_myfile.py</text:p>
      <text:p text:style-name="P16"/>
      <text:p text:style-name="P16"><text:s/>alone.</text:p>
      <text:p text:style-name="P16"/>
      <text:p text:style-name="P16">So, in the above, the file “myfile.py” is called a “CART Include File”.</text:p>
      <text:p text:style-name="P16"/>
      <text:p text:style-name="P16">What does a CART Include File contain?</text:p>
      <text:p text:style-name="P16"/>
      <text:p text:style-name="P16">It contains calls to “cartlog()”.</text:p>
      <text:p text:style-name="P16"/>
      <text:p text:style-name="P16">Let's say you wanted to produce the results of doing a “pick highest” functionality. <text:s text:c="2"/>So you want VCCK to report the results of it doing that. <text:s text:c="2"/>So, first you'd create a file, maybe called “pickh.py”.</text:p>
      <text:p text:style-name="P16">(short for pick highest). <text:s text:c="2"/>Maybe there's a python function “def pick_highest” <text:s/>that we are testing.</text:p>
      <text:p text:style-name="P16"/>
      <text:p text:style-name="P16">So, inside vcck.py, right after calling the function, we put a include....</text:p>
      <text:p text:style-name="P16"/>
      <text:p text:style-name="P16"><text:s text:c="32"/>pick_highest()</text:p>
      <text:p text:style-name="P16"/>
      <text:p text:style-name="P16">and then add your comment...</text:p>
      <text:p text:style-name="P16"/>
      <text:p text:style-name="P16"><text:s text:c="32"/>pick_highest()</text:p>
      <text:p text:style-name="P16"><text:s text:c="32"/>#CART_INCLUDE_v5.690_pickh.py</text:p>
      <text:p text:style-name="P16"/>
      <text:p text:style-name="P16"/>
      <text:p text:style-name="P16">this example says we are testing version 5.690 of VCCK. <text:s/>(so in order for this include to actually be replaced by contents of pickh.py file, you'd have to run “./cart.py <text:s/>v5.690 create”).</text:p>
      <text:p text:style-name="P16"/>
      <text:p text:style-name="P16">Now, create the file</text:p>
      <text:p text:style-name="P16"><text:s/></text:p>
      <text:p text:style-name="P16"><text:s text:c="22"/>./testpackages/files/v5.690/pickh.py</text:p>
      <text:p text:style-name="P16"/>
      <text:p text:style-name="P16"/>
      <text:p text:style-name="P16">now, the contents of that file would be, for example...</text:p>
      <text:p text:style-name="P16"/>
      <text:p text:style-name="P16"><text:s text:c="22"/>for thevalue in somelist:</text:p>
      <text:p text:style-name="P16"><text:s text:c="31"/>cartlog(pickhighest, thevalue)</text:p>
      <text:p text:style-name="P16"/>
      <text:p text:style-name="P13"><text:span text:style-name="T9">So we are saving all the values in the Python list variable “somelist” <text:s/>to the CART results directory, </text:span><text:soft-page-break/><text:span text:style-name="T9">in a file called “ pickhighest”.</text:span></text:p>
      <text:p text:style-name="P16"/>
      <text:p text:style-name="P16">However, in order for this to work, you have to Define the “area” inside </text:p>
      <text:p text:style-name="P16"/>
      <text:p text:style-name="P16"><text:s text:c="35"/>./testpackages/v5.690.conf.</text:p>
      <text:p text:style-name="P16"/>
      <text:p text:style-name="P16">Inside the /testpackages/v5.690.conf you would have to have a line....</text:p>
      <text:p text:style-name="P16"/>
      <text:p text:style-name="P16"><text:s text:c="38"/>areas = pickhighest</text:p>
      <text:p text:style-name="P16"/>
      <text:p text:style-name="P16">(and whatever other areas you want, comma separated).</text:p>
      <text:p text:style-name="P16"/>
      <text:p text:style-name="P16"/>
      <text:p text:style-name="P16">What are areas?? <text:s/>they are functionalities you want tested. <text:s text:c="2"/>The idea is to logically separate (into files), <text:s/>all results for one feature or perhaps one function, in the same file. </text:p>
      <text:p text:style-name="P16"/>
      <text:p text:style-name="P16"/>
      <text:h text:style-name="P29" text:outline-level="1">The two modes VCCK is called...</text:h>
      <text:p text:style-name="P5">Mode 1: <text:s/></text:p>
      <text:p text:style-name="P6">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P5"/>
      <text:p text:style-name="P5">Mode 2: <text:s/></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28" text:outline-level="1">5.0 Important Note about calling cartlog()<text:span text:style-name="T16"><text:line-break/><text:line-break/></text:span><text:span text:style-name="T17">When calling cartlog()... <text:s/>do </text:span><text:span text:style-name="T18">NOT</text:span><text:span text:style-name="T17"> write the output like this....</text:span></text:h>
      <text:p text:style-name="P13"><text:s text:c="14"/></text:p>
      <table:table table:name="Table2" table:style-name="Table2">
        <table:table-column table:style-name="Table2.A"/>
        <table:table-row>
          <table:table-cell table:style-name="Table2.A1" office:value-type="string">
            <text:p text:style-name="P27">For <text:s/>x in <text:s/>var_1:<text:line-break/> <text:s text:c="8"/>cartlog(somearea, <text:s/>“x = “ + x)<text:line-break/> <text:s text:c="8"/>for y in var_2[x]:<text:line-break/> <text:s text:c="14"/>cartlog(somearea, “\t” + “y = “ + y)</text:p>
          </table:table-cell>
        </table:table-row>
      </table:table>
      <text:p text:style-name="P13"/>
      <text:p text:style-name="P13"><text:soft-page-break/></text:p>
      <text:p text:style-name="P13">Instead, have <text:span text:style-name="T3">EVERY LINE</text:span> <text:s/>COMPLETELY qualified....</text:p>
      <text:p text:style-name="P13"><text:s text:c="13"/></text:p>
      <table:table table:name="Table3" table:style-name="Table3">
        <table:table-column table:style-name="Table3.A"/>
        <table:table-row>
          <table:table-cell table:style-name="Table3.A1" office:value-type="string">
            <text:p text:style-name="P27">For <text:s/>x in <text:s/>var_1:<text:line-break/> <text:s text:c="8"/>for y in var_2[x]:<text:line-break/> <text:s text:c="14"/>cartlog(somearea, “x = “ + x + “, y = “ + y)</text:p>
          </table:table-cell>
        </table:table-row>
      </table:table>
      <text:p text:style-name="P13"/>
      <text:p text:style-name="P13"/>
      <text:p text:style-name="P13">This is so that, after CART sorts all output files in results_cart_tests, that the diff will work.</text:p>
      <text:p text:style-name="P13"/>
      <text:p text:style-name="P26">So again, we will <text:span text:style-name="T3">NOT</text:span> require that you sort before calling cartlog() --- <text:s text:c="2"/>nothing in your testpackages NOR <text:s/>vcck.py should care about sorting.. CART will do all sorting before comparing last run with previous expected results file.</text:p>
      <text:p text:style-name="P26"/>
      <text:p text:style-name="P26">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26"/>
      <text:h text:style-name="Heading_20_1" text:outline-level="1">The results_cart_tests directory</text:h>
      <text:p text:style-name="P9"/>
      <text:p text:style-name="P13">If you had the following in your *.conf file. <text:s/>(testpackage configuration file)... (only one area defined but can be more, comma separated)...</text:p>
      <text:p text:style-name="P13"/>
      <text:p text:style-name="P13">areas = myarea_1</text:p>
      <text:p text:style-name="P13"><text:line-break/>[state1.tar.gz]</text:p>
      <text:p text:style-name="P13">“xxx”</text:p>
      <text:p text:style-name="P13">“yyy”</text:p>
      <text:p text:style-name="P13"/>
      <text:p text:style-name="P13">[state2.tar.gz]</text:p>
      <text:p text:style-name="P13">“jjj”</text:p>
      <text:p text:style-name="P13">“kkk”</text:p>
      <text:p text:style-name="P13"/>
      <text:p text:style-name="P13">Then if you ran CART in <text:span text:style-name="T12">create</text:span> mode, you look inside our <text:span text:style-name="T12">results_cart_tests</text:span> directory...</text:p>
      <text:p text:style-name="P13"/>
      <text:p text:style-name="P13">first directory under <text:span text:style-name="T3">results_cart_tests </text:span>is the directory state ID, and second directory is the input number.....</text:p>
      <text:p text:style-name="P13"/>
      <text:p text:style-name="P14">results_cart_tests/0/0/myarea_1.res<text:line-break/><text:soft-page-break/></text:p>
      <text:p text:style-name="P13"><text:s text:c="4"/>this is data that is sent via “cartlog(' myarea_1', …..)</text:p>
      <text:p text:style-name="P13"><text:s text:c="4"/>This is for when the directory state is as inside the <text:s/>state1.tar.gz file (after CART uncompresses this file into the root of vcck, then runs input # 0, “xxx”.</text:p>
      <text:p text:style-name="P13"/>
      <text:p text:style-name="P13"/>
      <text:p text:style-name="P14">results_cart_tests/0/1/myarea_1.res</text:p>
      <text:p text:style-name="P14"><text:s text:c="5"/><text:span text:style-name="T13">same as above but when “yyy” is processed (the “1” in “/0/1/” of the path... <text:s/>index 1... or 2</text:span><text:span text:style-name="T15">nd</text:span><text:span text:style-name="T13"> input line (“yyy”)...</text:span></text:p>
      <text:p text:style-name="P14"/>
      <text:p text:style-name="P14"/>
      <text:p text:style-name="P14">results_cart_tests/1/0/myarea_1.res</text:p>
      <text:p text:style-name="P14"/>
      <text:p text:style-name="P13"><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4"/>
      <text:p text:style-name="P14"/>
      <text:p text:style-name="P14">results_cart_tests/1/1/myarea_1.res</text:p>
      <text:p text:style-name="P13"><text:s text:c="10"/>same as above... first '/1/' in path means under directory state given by contents of <text:s/>state2.tar.gz, and Second /1/ <text:s/>means <text:s/>input index 1 ( == 2<text:span text:style-name="T14">nd</text:span> ---&gt; “kk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0-10-18T10:12:34.89</dc:date>
    <meta:editing-duration>PT3H4M46S</meta:editing-duration>
    <meta:editing-cycles>16</meta:editing-cycles>
    <meta:generator>OpenOffice/4.1.6$Win32 OpenOffice.org_project/416m1$Build-9790</meta:generator>
    <meta:document-statistic meta:table-count="3" meta:image-count="0" meta:object-count="0" meta:page-count="10" meta:paragraph-count="167" meta:word-count="2419" meta:character-count="15974"/>
  </office:meta>
</office:document-meta>
</file>